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" style:family="paragraph" style:parent-style-name="Standard">
      <style:paragraph-properties fo:margin-left="5.08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5.08cm" fo:margin-right="0cm" fo:line-height="115%" fo:text-indent="0cm" style:auto-text-indent="false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12" style:family="paragraph" style:parent-style-name="Standard" style:list-style-name="LS3">
      <style:paragraph-properties fo:margin-top="0cm" fo:margin-bottom="0cm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3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color="#ff0000"/>
    </style:style>
    <style:style style:name="T2" style:family="text">
      <style:text-properties fo:color="#222222" fo:font-size="10pt" fo:background-color="#ffffff" style:font-size-asian="10pt" style:font-size-complex="10pt"/>
    </style:style>
    <style:style style:name="T3" style:family="text">
      <style:text-properties fo:color="#222222" fo:font-size="10pt" fo:background-color="#ffff00" style:font-size-asian="10pt" style:font-size-complex="10pt"/>
    </style:style>
    <style:style style:name="T4" style:family="text">
      <style:text-properties fo:color="#222222" fo:font-size="10pt" fo:font-weight="bold" fo:background-color="#ffffff" style:font-size-asian="10pt" style:font-weight-asian="bold" style:font-size-complex="10pt" style:font-weight-complex="bold"/>
    </style:style>
    <style:style style:name="T5" style:family="text">
      <style:text-properties fo:color="#1155cc" fo:font-size="10pt" style:text-underline-style="solid" style:text-underline-width="auto" style:text-underline-color="font-color" fo:background-color="#ffffff" style:font-size-asian="10pt" style:font-size-complex="10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OTE</text:span><text:span text:style-name="T1">: </text:span><text:span text:style-name="T1">This</text:span><text:span text:style-name="T1"> </text:span><text:span text:style-name="T1">would</text:span><text:span text:style-name="T1"> </text:span><text:span text:style-name="T1">soon</text:span><text:span text:style-name="T1"> </text:span><text:span text:style-name="T1">be</text:span><text:span text:style-name="T1"> </text:span><text:span text:style-name="T1">deprecated</text:span><text:span text:style-name="T1"> </text:span><text:span text:style-name="T1">with</text:span><text:span text:style-name="T1"> </text:span><text:span text:style-name="T1">an</text:span><text:span text:style-name="T1"> </text:span><text:span text:style-name="T1">automated</text:span><text:span text:style-name="T1"> </text:span><text:span text:style-name="T1">build</text:span><text:span text:style-name="T1"> </text:span><text:span text:style-name="T1">system</text:span></text:p>
      <text:p text:style-name="P1"/>
      <text:p text:style-name="P1">Purpose of this document : <text:s/>To help developer to set up the environment with less turnaround time.</text:p>
      <text:p text:style-name="P1"/>
      <text:p text:style-name="P1">Install the following using Terminal</text:p>
      <text:list xml:id="list1897430399" text:style-name="LS1">
        <text:list-item>
          <text:p text:style-name="P6"><text:span text:style-name="T2">Python</text:span><text:span text:style-name="T2"> </text:span><text:span text:style-name="T2">Setup</text:span><text:span text:style-name="T2"> </text:span><text:span text:style-name="T2">Tools</text:span></text:p>
          <text:list>
            <text:list-item>
              <text:p text:style-name="P6"><text:span text:style-name="T2">sudo</text:span><text:span text:style-name="T2"> </text:span><text:span text:style-name="T2">apt</text:span><text:span text:style-name="T2">-</text:span><text:span text:style-name="T2">get</text:span><text:span text:style-name="T2"> </text:span><text:span text:style-name="T2">install</text:span><text:span text:style-name="T2"> </text:span><text:span text:style-name="T2">python</text:span><text:span text:style-name="T2">-</text:span><text:span text:style-name="T2">setuptools</text:span></text:p>
            </text:list-item>
            <text:list-item>
              <text:p text:style-name="P6"><text:span text:style-name="T2">sudo</text:span><text:span text:style-name="T2"> </text:span><text:span text:style-name="T2">apt</text:span><text:span text:style-name="T2">-</text:span><text:span text:style-name="T2">get</text:span><text:span text:style-name="T2"> </text:span><text:span text:style-name="T2">install</text:span><text:span text:style-name="T2"> </text:span><text:span text:style-name="T2">python</text:span><text:span text:style-name="T2">-</text:span><text:span text:style-name="T2">dev</text:span><text:span text:style-name="T2"> (</text:span><text:span text:style-name="T2">python</text:span><text:span text:style-name="T2">-</text:span><text:span text:style-name="T2">devel</text:span><text:span text:style-name="T2"> </text:span><text:span text:style-name="T2">for</text:span><text:span text:style-name="T2"> </text:span><text:span text:style-name="T2">centos</text:span><text:span text:style-name="T2">)</text:span></text:p>
            </text:list-item>
            <text:list-item>
              <text:p text:style-name="P6"><text:span text:style-name="T2">sudo</text:span><text:span text:style-name="T2"> </text:span><text:span text:style-name="T2">apt</text:span><text:span text:style-name="T2">-</text:span><text:span text:style-name="T2">get</text:span><text:span text:style-name="T2"> </text:span><text:span text:style-name="T2">install</text:span><text:span text:style-name="T2"> </text:span><text:span text:style-name="T2">python</text:span><text:span text:style-name="T2">-</text:span><text:span text:style-name="T2">MySQLdb</text:span><text:span text:style-name="T2"> (</text:span><text:span text:style-name="T2">MySQL</text:span><text:span text:style-name="T2">-</text:span><text:span text:style-name="T2">python</text:span><text:span text:style-name="T2"> </text:span><text:span text:style-name="T2">for</text:span><text:span text:style-name="T2"> </text:span><text:span text:style-name="T2">centos</text:span><text:span text:style-name="T2">)</text:span></text:p>
            </text:list-item>
            <text:list-item>
              <text:p text:style-name="P6"><text:span text:style-name="T2">sudo</text:span><text:span text:style-name="T2"> </text:span><text:span text:style-name="T2">apt</text:span><text:span text:style-name="T2">-</text:span><text:span text:style-name="T2">get</text:span><text:span text:style-name="T2"> </text:span><text:span text:style-name="T2">install</text:span><text:span text:style-name="T2"> </text:span><text:span text:style-name="T2">python</text:span><text:span text:style-name="T2">-</text:span><text:span text:style-name="T2">lxml</text:span><text:span text:style-name="T2"> (</text:span><text:span text:style-name="T2">sudo</text:span><text:span text:style-name="T2"> </text:span><text:span text:style-name="T2">yum</text:span><text:span text:style-name="T2"> </text:span><text:span text:style-name="T2">install</text:span><text:span text:style-name="T2"> </text:span><text:span text:style-name="T2">libxml</text:span><text:span text:style-name="T2">2-</text:span><text:span text:style-name="T2">devel</text:span><text:span text:style-name="T2"> </text:span><text:span text:style-name="T2">and</text:span><text:span text:style-name="T2"> </text:span><text:span text:style-name="T2">libxslt</text:span><text:span text:style-name="T2">-</text:span><text:span text:style-name="T2">devel</text:span><text:span text:style-name="T2"> </text:span><text:span text:style-name="T2">and</text:span><text:span text:style-name="T2"> </text:span><text:span text:style-name="T2">then</text:span><text:span text:style-name="T2"> </text:span><text:span text:style-name="T2">run</text:span><text:span text:style-name="T2"> </text:span><text:span text:style-name="T2">easy</text:span><text:span text:style-name="T2">_</text:span><text:span text:style-name="T2">install</text:span><text:span text:style-name="T2"> --</text:span><text:span text:style-name="T2">allow</text:span><text:span text:style-name="T2">-</text:span><text:span text:style-name="T2">hosts</text:span><text:span text:style-name="T2">=</text:span><text:span text:style-name="T2">lxml</text:span><text:span text:style-name="T2">.</text:span><text:span text:style-name="T2">de</text:span><text:span text:style-name="T2">,*.</text:span><text:span text:style-name="T2">python</text:span><text:span text:style-name="T2">.</text:span><text:span text:style-name="T2">org</text:span><text:span text:style-name="T2"> </text:span><text:span text:style-name="T2">lxml</text:span><text:span text:style-name="T2"> </text:span><text:span text:style-name="T2">as</text:span><text:span text:style-name="T2"> </text:span><text:span text:style-name="T2">sudo</text:span><text:span text:style-name="T2">)</text:span></text:p>
            </text:list-item>
          </text:list>
        </text:list-item>
        <text:list-item>
          <text:p text:style-name="P6"><text:span text:style-name="T2">My</text:span><text:span text:style-name="T2"> </text:span><text:span text:style-name="T2">SQl</text:span></text:p>
          <text:list>
            <text:list-item>
              <text:p text:style-name="P6"><text:span text:style-name="T2">sudo</text:span><text:span text:style-name="T2"> </text:span><text:span text:style-name="T2">apt</text:span><text:span text:style-name="T2">-</text:span><text:span text:style-name="T2">get</text:span><text:span text:style-name="T2"> </text:span><text:span text:style-name="T2">install</text:span><text:span text:style-name="T2"> </text:span><text:span text:style-name="T2">mysql</text:span></text:p>
            </text:list-item>
            <text:list-item>
              <text:p text:style-name="P6"><text:span text:style-name="T2">sudo</text:span><text:span text:style-name="T2"> </text:span><text:span text:style-name="T2">apt</text:span><text:span text:style-name="T2">-</text:span><text:span text:style-name="T2">get</text:span><text:span text:style-name="T2"> </text:span><text:span text:style-name="T2">install</text:span><text:span text:style-name="T2"> </text:span><text:span text:style-name="T2">mysqld</text:span></text:p>
            </text:list-item>
            <text:list-item>
              <text:p text:style-name="P6"><text:span text:style-name="T2">Other</text:span><text:span text:style-name="T2"> </text:span><text:span text:style-name="T2">My</text:span><text:span text:style-name="T2"> </text:span><text:span text:style-name="T2">SQL</text:span><text:span text:style-name="T2"> </text:span><text:span text:style-name="T2">related</text:span><text:span text:style-name="T2"> </text:span><text:span text:style-name="T2">application</text:span><text:span text:style-name="T2"> </text:span><text:span text:style-name="T2">like</text:span><text:span text:style-name="T2"> </text:span><text:span text:style-name="T2">Administrator</text:span><text:span text:style-name="T2"> / </text:span><text:span text:style-name="T2">Browser</text:span><text:span text:style-name="T2"> </text:span><text:span text:style-name="T2">as</text:span><text:span text:style-name="T2"> </text:span><text:span text:style-name="T2">per</text:span><text:span text:style-name="T2"> </text:span><text:span text:style-name="T2">the</text:span><text:span text:style-name="T2"> </text:span><text:span text:style-name="T2">developer</text:span><text:span text:style-name="T2"> </text:span><text:span text:style-name="T2">ease</text:span><text:span text:style-name="T2">.</text:span></text:p>
            </text:list-item>
          </text:list>
        </text:list-item>
      </text:list>
      <text:p text:style-name="P2"/>
      <text:list xml:id="list1082652996" text:style-name="LS2">
        <text:list-item>
          <text:p text:style-name="P7"><text:span text:style-name="T2">Install</text:span><text:span text:style-name="T2"> </text:span><text:span text:style-name="T2">Python</text:span><text:span text:style-name="T2"> </text:span><text:a xlink:type="simple" xlink:href="http://pypi.python.org/pypi/pip/"><text:span text:style-name="T5">PIP</text:span></text:a></text:p>
          <text:list>
            <text:list-item>
              <text:p text:style-name="P7"><text:span text:style-name="T2">sudo</text:span><text:span text:style-name="T2"> </text:span><text:span text:style-name="T2">apt</text:span><text:span text:style-name="T2">-</text:span><text:span text:style-name="T2">get</text:span><text:span text:style-name="T2"> </text:span><text:span text:style-name="T2">install</text:span><text:span text:style-name="T2"> </text:span><text:span text:style-name="T2">python</text:span><text:span text:style-name="T2">-</text:span><text:span text:style-name="T2">pip</text:span><text:span text:style-name="T2"> (</text:span><text:span text:style-name="T2">sudo</text:span><text:span text:style-name="T2"> </text:span><text:span text:style-name="T2">easy</text:span><text:span text:style-name="T2">_</text:span><text:span text:style-name="T2">install</text:span><text:span text:style-name="T2"> </text:span><text:span text:style-name="T2">pip</text:span><text:span text:style-name="T2"> </text:span><text:span text:style-name="T2">for</text:span><text:span text:style-name="T2"> </text:span><text:span text:style-name="T2">centos</text:span><text:span text:style-name="T2">)</text:span></text:p>
            </text:list-item>
          </text:list>
        </text:list-item>
        <text:list-item>
          <text:p text:style-name="P7"><text:span text:style-name="T2">Download</text:span><text:span text:style-name="T2"> </text:span><text:span text:style-name="T2">and</text:span><text:span text:style-name="T2"> </text:span><text:span text:style-name="T2">Install</text:span><text:span text:style-name="T2"> </text:span><text:span text:style-name="T2">Thrift</text:span><text:span text:style-name="T2"> </text:span></text:p>
          <text:list>
            <text:list-item>
              <text:p text:style-name="P7"><text:span text:style-name="T2">sudo</text:span><text:span text:style-name="T2"> </text:span><text:span text:style-name="T2">pip</text:span><text:span text:style-name="T2"> </text:span><text:span text:style-name="T2">install</text:span><text:span text:style-name="T2"> </text:span><text:span text:style-name="T2">thrift</text:span></text:p>
            </text:list-item>
          </text:list>
        </text:list-item>
        <text:list-item>
          <text:p text:style-name="P7"><text:span text:style-name="T2">Install</text:span><text:span text:style-name="T2"> </text:span><text:span text:style-name="T2">SOAPpy</text:span></text:p>
          <text:list>
            <text:list-item>
              <text:p text:style-name="P7"><text:span text:style-name="T2">sudo</text:span><text:span text:style-name="T2"> </text:span><text:span text:style-name="T2">pip</text:span><text:span text:style-name="T2"> </text:span><text:span text:style-name="T2">install</text:span><text:span text:style-name="T2"> </text:span><text:span text:style-name="T2">SOAPpy</text:span></text:p>
            </text:list-item>
          </text:list>
        </text:list-item>
        <text:list-item>
          <text:p text:style-name="P7"><text:span text:style-name="T2">Install</text:span><text:span text:style-name="T2"> </text:span><text:span text:style-name="T2">ElementTree</text:span></text:p>
          <text:list>
            <text:list-item>
              <text:p text:style-name="P7"><text:span text:style-name="T2">sudo</text:span><text:span text:style-name="T2"> </text:span><text:span text:style-name="T2">easy</text:span><text:span text:style-name="T2">_</text:span><text:span text:style-name="T2">install</text:span><text:span text:style-name="T2"> </text:span><text:span text:style-name="T2">elementtree</text:span></text:p>
            </text:list-item>
          </text:list>
        </text:list-item>
        <text:list-item>
          <text:p text:style-name="P7"><text:span text:style-name="T2">Install</text:span><text:span text:style-name="T2"> </text:span><text:span text:style-name="T2">dateutils</text:span></text:p>
          <text:list>
            <text:list-item>
              <text:p text:style-name="P7"><text:span text:style-name="T2">sudo</text:span><text:span text:style-name="T2"> </text:span><text:span text:style-name="T2">pip</text:span><text:span text:style-name="T2"> </text:span><text:span text:style-name="T2">install</text:span><text:span text:style-name="T2"> </text:span><text:span text:style-name="T2">dateutils</text:span></text:p>
            </text:list-item>
          </text:list>
        </text:list-item>
        <text:list-item>
          <text:p text:style-name="P7"><text:span text:style-name="T2">Install</text:span><text:span text:style-name="T2"> </text:span><text:span text:style-name="T2">request</text:span><text:span text:style-name="T2"> (</text:span><text:span text:style-name="T2">used</text:span><text:span text:style-name="T2"> </text:span><text:span text:style-name="T2">for</text:span><text:span text:style-name="T2"> </text:span><text:span text:style-name="T2">clicky</text:span><text:span text:style-name="T2">)</text:span></text:p>
          <text:list>
            <text:list-item>
              <text:p text:style-name="P7"><text:span text:style-name="T2">sudo</text:span><text:span text:style-name="T2"> </text:span><text:span text:style-name="T2">pip</text:span><text:span text:style-name="T2"> </text:span><text:span text:style-name="T2">install</text:span><text:span text:style-name="T2"> </text:span><text:span text:style-name="T2">request</text:span></text:p>
            </text:list-item>
          </text:list>
        </text:list-item>
        <text:list-item>
          <text:p text:style-name="P7"><text:span text:style-name="T2">Install</text:span><text:span text:style-name="T2"> </text:span><text:span text:style-name="T2">boto</text:span></text:p>
          <text:list>
            <text:list-item>
              <text:p text:style-name="P7"><text:span text:style-name="T2">sudo</text:span><text:span text:style-name="T2"> </text:span><text:span text:style-name="T2">pip</text:span><text:span text:style-name="T2"> </text:span><text:span text:style-name="T2">install</text:span><text:span text:style-name="T2"> </text:span><text:span text:style-name="T2">boto</text:span></text:p>
            </text:list-item>
          </text:list>
        </text:list-item>
        <text:list-item>
          <text:p text:style-name="P7"><text:span text:style-name="T2">Install</text:span><text:span text:style-name="T2"> </text:span><text:span text:style-name="T2">yolk</text:span></text:p>
          <text:list>
            <text:list-item>
              <text:p text:style-name="P7"><text:span text:style-name="T2">sudo</text:span><text:span text:style-name="T2"> </text:span></text:p>
            </text:list-item>
          </text:list>
        </text:list-item>
      </text:list>
      <text:p text:style-name="P2"/>
      <text:p text:style-name="P1"><text:span text:style-name="T2">Download</text:span><text:span text:style-name="T2"> </text:span><text:span text:style-name="T2">the</text:span><text:span text:style-name="T2"> </text:span><text:span text:style-name="T2">MIP</text:span><text:span text:style-name="T2">-</text:span><text:span text:style-name="T2">Data</text:span><text:span text:style-name="T2"> </text:span><text:span text:style-name="T2">Pipe</text:span><text:span text:style-name="T2"> </text:span><text:span text:style-name="T2">line</text:span><text:span text:style-name="T2"> / </text:span><text:span text:style-name="T2">API</text:span><text:span text:style-name="T2"> </text:span><text:span text:style-name="T2">project</text:span><text:span text:style-name="T2"> </text:span><text:span text:style-name="T2">from</text:span><text:span text:style-name="T2"> </text:span><text:span text:style-name="T2">desired</text:span><text:span text:style-name="T2"> </text:span><text:span text:style-name="T2">svn</text:span><text:span text:style-name="T2"> </text:span><text:span text:style-name="T2">location</text:span></text:p>
      <text:list xml:id="list217162103" text:style-name="LS3">
        <text:list-item>
          <text:p text:style-name="P8"><text:a xlink:type="simple" xlink:href="https://svn.clickable.com/svn/clickable/ac-rep/MIP/"><text:span text:style-name="T6">https</text:span></text:a><text:a xlink:type="simple" xlink:href="https://svn.clickable.com/svn/clickable/ac-rep/MIP/"><text:span text:style-name="T6">://</text:span></text:a><text:a xlink:type="simple" xlink:href="https://svn.clickable.com/svn/clickable/ac-rep/MIP/"><text:span text:style-name="T6">svn</text:span></text:a><text:a xlink:type="simple" xlink:href="https://svn.clickable.com/svn/clickable/ac-rep/MIP/"><text:span text:style-name="T6">.</text:span></text:a><text:a xlink:type="simple" xlink:href="https://svn.clickable.com/svn/clickable/ac-rep/MIP/"><text:span text:style-name="T6">clickable</text:span></text:a><text:a xlink:type="simple" xlink:href="https://svn.clickable.com/svn/clickable/ac-rep/MIP/"><text:span text:style-name="T6">.</text:span></text:a><text:a xlink:type="simple" xlink:href="https://svn.clickable.com/svn/clickable/ac-rep/MIP/"><text:span text:style-name="T6">com</text:span></text:a><text:a xlink:type="simple" xlink:href="https://svn.clickable.com/svn/clickable/ac-rep/MIP/"><text:span text:style-name="T6">/</text:span></text:a><text:a xlink:type="simple" xlink:href="https://svn.clickable.com/svn/clickable/ac-rep/MIP/"><text:span text:style-name="T6">svn</text:span></text:a><text:a xlink:type="simple" xlink:href="https://svn.clickable.com/svn/clickable/ac-rep/MIP/"><text:span text:style-name="T6">/</text:span></text:a><text:a xlink:type="simple" xlink:href="https://svn.clickable.com/svn/clickable/ac-rep/MIP/"><text:span text:style-name="T6">clickable</text:span></text:a><text:a xlink:type="simple" xlink:href="https://svn.clickable.com/svn/clickable/ac-rep/MIP/"><text:span text:style-name="T6">/</text:span></text:a><text:a xlink:type="simple" xlink:href="https://svn.clickable.com/svn/clickable/ac-rep/MIP/"><text:span text:style-name="T6">ac</text:span></text:a><text:a xlink:type="simple" xlink:href="https://svn.clickable.com/svn/clickable/ac-rep/MIP/"><text:span text:style-name="T6">-</text:span></text:a><text:a xlink:type="simple" xlink:href="https://svn.clickable.com/svn/clickable/ac-rep/MIP/"><text:span text:style-name="T6">rep</text:span></text:a><text:a xlink:type="simple" xlink:href="https://svn.clickable.com/svn/clickable/ac-rep/MIP/"><text:span text:style-name="T6">/</text:span></text:a><text:a xlink:type="simple" xlink:href="https://svn.clickable.com/svn/clickable/ac-rep/MIP/"><text:span text:style-name="T6">MIP</text:span></text:a><text:a xlink:type="simple" xlink:href="https://svn.clickable.com/svn/clickable/ac-rep/MIP/"><text:span text:style-name="T6">/</text:span></text:a></text:p>
        </text:list-item>
        <text:list-item>
          <text:p text:style-name="P8"><text:span text:style-name="T2">Navigate</text:span><text:span text:style-name="T2"> </text:span><text:span text:style-name="T2">to</text:span><text:span text:style-name="T2"> </text:span><text:span text:style-name="T2">desired</text:span><text:span text:style-name="T2"> </text:span><text:span text:style-name="T2">location</text:span><text:span text:style-name="T2"> </text:span><text:span text:style-name="T2">in</text:span><text:span text:style-name="T2"> </text:span><text:span text:style-name="T2">terminal</text:span></text:p>
          <text:list>
            <text:list-item>
              <text:p text:style-name="P8"><text:span text:style-name="T2">cd</text:span><text:span text:style-name="T2"> <text:s/></text:span><text:span text:style-name="T2">ac</text:span><text:span text:style-name="T2">-</text:span><text:span text:style-name="T2">rep</text:span><text:span text:style-name="T2">/</text:span><text:span text:style-name="T2">MIP</text:span><text:span text:style-name="T2">/</text:span><text:span text:style-name="T2">Data</text:span><text:span text:style-name="T2">-</text:span><text:span text:style-name="T2">Pipeline</text:span><text:span text:style-name="T2">/</text:span><text:span text:style-name="T2">trunk</text:span><text:span text:style-name="T2">/</text:span><text:span text:style-name="T2">clickable</text:span><text:span text:style-name="T2">_</text:span><text:span text:style-name="T2">mip</text:span><text:span text:style-name="T2">_</text:span><text:span text:style-name="T2">data</text:span><text:span text:style-name="T2">-</text:span><text:span text:style-name="T2">pipeline</text:span><text:span text:style-name="T2">/</text:span><text:span text:style-name="T2">lib</text:span><text:span text:style-name="T2">/ </text:span></text:p>
            </text:list-item>
          </text:list>
        </text:list-item>
        <text:list-item>
          <text:p text:style-name="P12"/>
        </text:list-item>
        <text:list-item>
          <text:p text:style-name="P8"><text:span text:style-name="T7">Extract</text:span><text:span text:style-name="T7"> </text:span><text:span text:style-name="T7">and</text:span><text:span text:style-name="T7"> </text:span><text:span text:style-name="T7">install</text:span><text:span text:style-name="T7"> </text:span><text:span text:style-name="T7">following</text:span><text:span text:style-name="T7"> </text:span><text:span text:style-name="T7">in</text:span><text:span text:style-name="T7"> </text:span><text:span text:style-name="T7">order</text:span></text:p>
          <text:list>
            <text:list-item>
              <text:p text:style-name="P12">pytz</text:p>
              <text:list>
                <text:list-item>
                  <text:p text:style-name="P8"><text:span text:style-name="T2">sudo</text:span><text:span text:style-name="T2"> </text:span><text:span text:style-name="T2">python</text:span><text:span text:style-name="T2"> </text:span><text:span text:style-name="T2">setup</text:span><text:span text:style-name="T2">.</text:span><text:span text:style-name="T2">py</text:span><text:span text:style-name="T2"> </text:span><text:span text:style-name="T2">install</text:span></text:p>
                </text:list-item>
              </text:list>
            </text:list-item>
            <text:list-item>
              <text:p text:style-name="P12">sqlalchemy</text:p>
              <text:list>
                <text:list-item>
                  <text:p text:style-name="P8"><text:span text:style-name="T2">sudo</text:span><text:span text:style-name="T2"> </text:span><text:span text:style-name="T2">python</text:span><text:span text:style-name="T2"> </text:span><text:span text:style-name="T2">setup</text:span><text:span text:style-name="T2">.</text:span><text:span text:style-name="T2">py</text:span><text:span text:style-name="T2"> </text:span><text:span text:style-name="T2">install</text:span></text:p>
                </text:list-item>
              </text:list>
            </text:list-item>
            <text:list-item>
              <text:p text:style-name="P12">sqlautocode</text:p>
              <text:list>
                <text:list-item>
                  <text:p text:style-name="P8"><text:span text:style-name="T2">sudo</text:span><text:span text:style-name="T2"> </text:span><text:span text:style-name="T2">python</text:span><text:span text:style-name="T2"> </text:span><text:span text:style-name="T2">setup</text:span><text:span text:style-name="T2">.</text:span><text:span text:style-name="T2">py</text:span><text:span text:style-name="T2"> </text:span><text:span text:style-name="T2">install</text:span></text:p>
                </text:list-item>
              </text:list>
            </text:list-item>
            <text:list-item>
              <text:p text:style-name="P8"><text:span text:style-name="T2">suds</text:span><text:span text:style-name="T2"><text:tab/></text:span></text:p>
              <text:list>
                <text:list-item>
                  <text:p text:style-name="P8"><text:span text:style-name="T2">sudo</text:span><text:span text:style-name="T2"> </text:span><text:span text:style-name="T2">python</text:span><text:span text:style-name="T2"> </text:span><text:span text:style-name="T2">setup</text:span><text:span text:style-name="T2">.</text:span><text:span text:style-name="T2">py</text:span><text:span text:style-name="T2"> </text:span><text:span text:style-name="T2">install</text:span></text:p>
                </text:list-item>
              </text:list>
            </text:list-item>
            <text:list-item>
              <text:p text:style-name="P8"><text:span text:style-name="T2">adwords</text:span><text:span text:style-name="T2">_</text:span><text:span text:style-name="T2">api</text:span></text:p>
              <text:list>
                <text:list-item>
                  <text:p text:style-name="P12"><text:soft-page-break/>bundledlibs</text:p>
                  <text:list>
                    <text:list-item>
                      <text:p text:style-name="P8"><text:span text:style-name="T2">sudo</text:span><text:span text:style-name="T2"> </text:span><text:span text:style-name="T2">python</text:span><text:span text:style-name="T2"> </text:span><text:span text:style-name="T2">install</text:span><text:span text:style-name="T2">.</text:span><text:span text:style-name="T2">py</text:span><text:span text:style-name="T2"> </text:span><text:span text:style-name="T2">pyxml</text:span></text:p>
                    </text:list-item>
                    <text:list-item>
                      <text:p text:style-name="P8"><text:span text:style-name="T2">sudo</text:span><text:span text:style-name="T2"> </text:span><text:span text:style-name="T2">python</text:span><text:span text:style-name="T2"> </text:span><text:span text:style-name="T2">install</text:span><text:span text:style-name="T2">.</text:span><text:span text:style-name="T2">py</text:span><text:span text:style-name="T2"> </text:span><text:span text:style-name="T2">python</text:span><text:span text:style-name="T2">-</text:span><text:span text:style-name="T2">oauth</text:span><text:span text:style-name="T2">2</text:span></text:p>
                    </text:list-item>
                  </text:list>
                </text:list-item>
                <text:list-item>
                  <text:p text:style-name="P8"><text:span text:style-name="T2">adwords</text:span><text:span text:style-name="T2">_</text:span><text:span text:style-name="T2">api</text:span><text:span text:style-name="T2">_</text:span><text:span text:style-name="T2">python</text:span><text:span text:style-name="T2">_15.4.1</text:span></text:p>
                  <text:list>
                    <text:list-item>
                      <text:p text:style-name="P8"><text:span text:style-name="T2">sudo</text:span><text:span text:style-name="T2"> </text:span><text:span text:style-name="T2">python</text:span><text:span text:style-name="T2"> </text:span><text:span text:style-name="T2">setup</text:span><text:span text:style-name="T2">.</text:span><text:span text:style-name="T2">py</text:span><text:span text:style-name="T2"> </text:span><text:span text:style-name="T2">install</text:span></text:p>
                    </text:list-item>
                  </text:list>
                </text:list-item>
              </text:list>
            </text:list-item>
            <text:list-item>
              <text:p text:style-name="P12">Stomp</text:p>
              <text:list>
                <text:list-item>
                  <text:p text:style-name="P8"><text:span text:style-name="T2">install</text:span><text:span text:style-name="T2"> </text:span><text:span text:style-name="T2">stomp</text:span><text:span text:style-name="T2"> </text:span><text:span text:style-name="T2">client</text:span><text:span text:style-name="T2"> </text:span><text:span text:style-name="T2">in</text:span><text:span text:style-name="T2"> </text:span><text:span text:style-name="T2">lib</text:span><text:span text:style-name="T2">\</text:span><text:span text:style-name="T2">activemq</text:span></text:p>
                  <text:list>
                    <text:list-item>
                      <text:p text:style-name="P8"><text:span text:style-name="T2">python</text:span><text:span text:style-name="T2"> </text:span><text:span text:style-name="T2">setup</text:span><text:span text:style-name="T2">.</text:span><text:span text:style-name="T2">py</text:span><text:span text:style-name="T2"> </text:span><text:span text:style-name="T2">instal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<text:span text:style-name="T2"/></text:p>
      <text:list xml:id="list1734959533" text:style-name="LS6">
        <text:list-item>
          <text:p text:style-name="P11"><text:span text:style-name="T2">PYTHONPATH</text:span><text:span text:style-name="T2"> </text:span><text:span text:style-name="T2">variable</text:span><text:span text:style-name="T2"> </text:span><text:span text:style-name="T2">which</text:span><text:span text:style-name="T2"> </text:span><text:span text:style-name="T2">is</text:span><text:span text:style-name="T2"> </text:span><text:span text:style-name="T2">used</text:span><text:span text:style-name="T2"> </text:span><text:span text:style-name="T2">by</text:span><text:span text:style-name="T2"> </text:span><text:span text:style-name="T2">Python</text:span><text:span text:style-name="T2"> </text:span><text:span text:style-name="T2">should</text:span><text:span text:style-name="T2"> </text:span><text:span text:style-name="T2">be</text:span><text:span text:style-name="T2"> </text:span><text:span text:style-name="T2">updated</text:span><text:span text:style-name="T2"> </text:span><text:span text:style-name="T2">as</text:span><text:span text:style-name="T2"> </text:span><text:span text:style-name="T2">appropriately</text:span></text:p>
          <text:list>
            <text:list-item>
              <text:p text:style-name="P11"><text:span text:style-name="T2">Open</text:span><text:span text:style-name="T2"> </text:span><text:span text:style-name="T2">the</text:span><text:span text:style-name="T2"> </text:span><text:span text:style-name="T2">user</text:span><text:span text:style-name="T2"> </text:span><text:span text:style-name="T2">profile</text:span><text:span text:style-name="T2"> </text:span><text:span text:style-name="T2">file</text:span><text:span text:style-name="T2"> </text:span><text:span text:style-name="T2">like</text:span><text:span text:style-name="T2"> </text:span><text:span text:style-name="T4">.</text:span><text:span text:style-name="T4">bashrc</text:span><text:span text:style-name="T2"> </text:span><text:span text:style-name="T2">file</text:span></text:p>
            </text:list-item>
            <text:list-item>
              <text:p text:style-name="P11"><text:span text:style-name="T2">Add</text:span><text:span text:style-name="T2"> </text:span><text:span text:style-name="T2">the</text:span><text:span text:style-name="T2"> </text:span><text:span text:style-name="T2">below</text:span><text:span text:style-name="T2"> </text:span><text:span text:style-name="T2">similar</text:span><text:span text:style-name="T2"> </text:span><text:span text:style-name="T2">line</text:span><text:span text:style-name="T2"> </text:span><text:span text:style-name="T2">and</text:span><text:span text:style-name="T2"> </text:span><text:span text:style-name="T2">example</text:span><text:span text:style-name="T2"> </text:span></text:p>
              <text:list>
                <text:list-item>
                  <text:p text:style-name="P11"><text:span text:style-name="T2">export</text:span><text:span text:style-name="T2"> </text:span><text:span text:style-name="T2">PYTHONPATH</text:span><text:span text:style-name="T2">:/</text:span><text:span text:style-name="T2">media</text:span><text:span text:style-name="T2">/</text:span><text:span text:style-name="T2">sda</text:span><text:span text:style-name="T2">2/</text:span><text:span text:style-name="T2">Projects</text:span><text:span text:style-name="T2">/</text:span><text:span text:style-name="T2">ac</text:span><text:span text:style-name="T2">-</text:span><text:span text:style-name="T2">rep</text:span><text:span text:style-name="T2">/</text:span><text:span text:style-name="T2">MIP</text:span><text:span text:style-name="T2">/</text:span><text:span text:style-name="T2">Data</text:span><text:span text:style-name="T2">-</text:span><text:span text:style-name="T2">Pipeline</text:span><text:span text:style-name="T2">/</text:span><text:span text:style-name="T2">trunk</text:span><text:span text:style-name="T2">/</text:span><text:span text:style-name="T2">clickable</text:span><text:span text:style-name="T2">_</text:span><text:span text:style-name="T2">mip</text:span><text:span text:style-name="T2">_</text:span><text:span text:style-name="T2">data</text:span><text:span text:style-name="T2">-</text:span><text:span text:style-name="T2">pipeline</text:span><text:span text:style-name="T2">/</text:span><text:span text:style-name="T2">PYTHONPATH</text:span><text:span text:style-name="T2">=$</text:span><text:span text:style-name="T2">src</text:span><text:span text:style-name="T2">/</text:span><text:span text:style-name="T2">main</text:span><text:span text:style-name="T2">/</text:span><text:span text:style-name="T2">python</text:span></text:p>
                </text:list-item>
              </text:list>
            </text:list-item>
          </text:list>
        </text:list-item>
      </text:list>
      <text:p text:style-name="P1">Happy coding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1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2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3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4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5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6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7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8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0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0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1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2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3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4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5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6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7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8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0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1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2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3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4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5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6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7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8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0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1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2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3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4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5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6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7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6Level8" style:family="text">
      <style:text-properties fo:color="#222222" style:text-line-through-styl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90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1.905cm"/>
        <style:text-properties style:font-name="Arial"/>
      </text:list-level-style-bullet>
      <text:list-level-style-bullet text:level="3" text:style-name="List5Level2" text:bullet-char="■">
        <style:list-level-properties text:min-label-width="5.08cm" text:min-label-distance="1.58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1.90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1.905cm"/>
        <style:text-properties style:font-name="Arial"/>
      </text:list-level-style-bullet>
      <text:list-level-style-bullet text:level="6" text:style-name="List5Level5" text:bullet-char="■">
        <style:list-level-properties text:min-label-width="8.89cm" text:min-label-distance="1.58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1.90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1.905cm"/>
        <style:text-properties style:font-name="Arial"/>
      </text:list-level-style-bullet>
      <text:list-level-style-bullet text:level="9" text:style-name="List5Level8" text:bullet-char="■">
        <style:list-level-properties text:min-label-width="12.7cm" text:min-label-distance="1.58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1.905cm"/>
        <style:text-properties style:font-name="Arial"/>
      </text:list-level-style-bullet>
      <text:list-level-style-bullet text:level="2" text:style-name="List6Level1" text:bullet-char="○">
        <style:list-level-properties text:space-before="1.905cm" text:min-label-width="1.905cm"/>
        <style:text-properties style:font-name="Arial"/>
      </text:list-level-style-bullet>
      <text:list-level-style-bullet text:level="3" text:style-name="List6Level2" text:bullet-char="■">
        <style:list-level-properties text:min-label-width="5.08cm" text:min-label-distance="1.588cm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4.445cm" text:min-label-width="1.905cm"/>
        <style:text-properties style:font-name="Arial"/>
      </text:list-level-style-bullet>
      <text:list-level-style-bullet text:level="5" text:style-name="List6Level4" text:bullet-char="○">
        <style:list-level-properties text:space-before="5.715cm" text:min-label-width="1.905cm"/>
        <style:text-properties style:font-name="Arial"/>
      </text:list-level-style-bullet>
      <text:list-level-style-bullet text:level="6" text:style-name="List6Level5" text:bullet-char="■">
        <style:list-level-properties text:min-label-width="8.89cm" text:min-label-distance="1.588cm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8.255cm" text:min-label-width="1.905cm"/>
        <style:text-properties style:font-name="Arial"/>
      </text:list-level-style-bullet>
      <text:list-level-style-bullet text:level="8" text:style-name="List6Level7" text:bullet-char="○">
        <style:list-level-properties text:space-before="9.525cm" text:min-label-width="1.905cm"/>
        <style:text-properties style:font-name="Arial"/>
      </text:list-level-style-bullet>
      <text:list-level-style-bullet text:level="9" text:style-name="List6Level8" text:bullet-char="■">
        <style:list-level-properties text:min-label-width="12.7cm" text:min-label-distance="1.58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title/>
    <meta:initial-creator/>
    <dc:creator>rtandon@Clickable </dc:creator>
    <meta:editing-cycles>2</meta:editing-cycles>
    <meta:document-statistic meta:table-count="0" meta:image-count="0" meta:object-count="0" meta:page-count="2" meta:paragraph-count="55" meta:word-count="305" meta:character-count="2013"/>
    <dc:date>2013-04-05T18:25:17</dc:date>
    <meta:editing-duration>PT40S</meta:editing-duration>
  </office:meta>
</office:document-meta>
</file>